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h text:style-name="Title">On seeing the panorama of the Apollo 11 landing site</text:h>
      <text:p text:style-name="Text_20_body">So it's the fucking moon. Big deal. As if<text:line-break/>you haven't seen it before, tacked to the sky<text:line-break/>like a rotten hunk of meat, a maudlin love</text:p>
      <text:p text:style-name="Text_20_body">letter (the <text:span text:style-name="T1">i</text:span>'s dotted with hearts) hung<text:line-break/>on the sky like ninety-eight theses.<text:line-break/>Don't stare at it like it means anything.</text:p>
      <text:p text:style-name="Text_20_body">Walk past it quickly, eyes averted.<text:line-break/>Don't give it the chance to collect meaning<text:line-break/>from your outstretched hand like a pigeon.</text:p>
      <text:p text:style-name="Text_20_body">Ascribing it a will, calling it fickle, or<text:line-break/>thinking it has any say or even an opinion<text:line-break/>of your affairs is a mistake: it's separated</text:p>
      <text:p text:style-name="Text_20_body">from you by three hundred eighty thousand miles<text:line-break/>of emptiness, staring at you blankly like a child<text:line-break/>or your reflection when you found your love broken</text:p>
      <text:p text:style-name="Text_20_body">in the dark, when time fell apart, broke down,<text:line-break/>started following you around everywhere, moonfaced,<text:line-break/>doggedly asking where you're going, like you know.</text:p>
      <text:p text:style-name="Text_20_body">Don't try side stepping time, either: it's only<text:line-break/>a river you're stuck in, carrying you under the glare<text:line-break/>of the moon nuzzling closer, cooing in your ear</text:p>
      <text:p text:style-name="Text_20_body">like a dove that escapes into the empty sky at da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n seeing the panorama of the Apollo 11 landing site</dc:title>
  </office:meta>
</office:document-meta>
</file>